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2000000A7F9B36AC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000000" draw:fill="hatch" draw:fill-hatch-name="Black_20_90_20_Degrees" draw:opacity="20%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="hatch" draw:fill-hatch-name="Black_20_90_20_Degrees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42.9cm" svg:height="5.8cm" svg:x="1cm" svg:y="1cm">
          <draw:image xlink:href="Pictures/1000000000000272000000A7F9B36AC1.png" xlink:type="simple" xlink:show="embed" xlink:actuate="onLoad">
            <text:p/>
          </draw:image>
        </draw:frame>
        <draw:g>
          <draw:rect draw:style-name="gr2" draw:text-style-name="P1" draw:layer="layout" svg:width="21.45cm" svg:height="5.8cm" svg:x="1cm" svg:y="1cm">
            <text:p/>
          </draw:rect>
          <draw:rect draw:style-name="gr2" draw:text-style-name="P1" draw:layer="layout" svg:width="42.9cm" svg:height="5.8cm" svg:x="1cm" svg:y="1cm">
            <text:p/>
          </draw:rect>
          <draw:custom-shape draw:style-name="gr3" draw:text-style-name="P1" draw:layer="layout" svg:width="2.952cm" svg:height="2.95cm" svg:x="1cm" svg:y="3.85cm">
            <text:p/>
  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3.952cm" svg:y="4.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11.952cm" svg:y="4.8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15.952cm" svg:y="4.8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24.952cm" svg:y="4.8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28.952cm" svg:y="4.8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36.952cm" svg:y="4.8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2.95cm" svg:height="2.95cm" svg:x="40.952cm" svg:y="3.85cm">
            <text:p/>
  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4" draw:text-style-name="P1" draw:layer="layout" svg:width="24.4cm" svg:height="0.4cm" svg:x="10.25cm" svg:y="1cm">
            <text:p/>
          </draw:rect>
          <draw:rect draw:style-name="gr4" draw:text-style-name="P1" draw:layer="layout" svg:width="8.65cm" svg:height="0.4cm" svg:x="1cm" svg:y="1cm">
            <text:p/>
          </draw:rect>
          <draw:rect draw:style-name="gr4" draw:text-style-name="P1" draw:layer="layout" svg:width="8.65cm" svg:height="0.4cm" svg:x="35.25cm" svg:y="1cm">
            <text:p/>
          </draw:rect>
        </draw:g>
        <draw:frame draw:style-name="gr1" draw:text-style-name="P1" draw:layer="layout" svg:width="42.9cm" svg:height="5.8cm" svg:x="1.001cm" svg:y="7.001cm">
          <draw:image xlink:href="Pictures/1000000000000272000000A7F9B36AC1.png" xlink:type="simple" xlink:show="embed" xlink:actuate="onLoad">
            <text:p/>
          </draw:image>
        </draw:frame>
        <draw:g>
          <draw:rect draw:style-name="gr2" draw:text-style-name="P1" draw:layer="layout" svg:width="21.45cm" svg:height="5.8cm" svg:x="1.001cm" svg:y="7.001cm">
            <text:p/>
          </draw:rect>
          <draw:rect draw:style-name="gr2" draw:text-style-name="P1" draw:layer="layout" svg:width="42.9cm" svg:height="5.8cm" svg:x="1.001cm" svg:y="7.001cm">
            <text:p/>
          </draw:rect>
          <draw:custom-shape draw:style-name="gr3" draw:text-style-name="P1" draw:layer="layout" svg:width="2.952cm" svg:height="2.95cm" svg:x="1.001cm" svg:y="9.851cm">
            <text:p/>
  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3.953cm" svg:y="10.8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11.953cm" svg:y="10.8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15.953cm" svg:y="10.8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24.953cm" svg:y="10.8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28.953cm" svg:y="10.8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36.953cm" svg:y="10.8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2.95cm" svg:height="2.95cm" svg:x="40.953cm" svg:y="9.851cm">
            <text:p/>
  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4" draw:text-style-name="P1" draw:layer="layout" svg:width="24.4cm" svg:height="0.4cm" svg:x="10.251cm" svg:y="7.001cm">
            <text:p/>
          </draw:rect>
          <draw:rect draw:style-name="gr4" draw:text-style-name="P1" draw:layer="layout" svg:width="8.65cm" svg:height="0.4cm" svg:x="1.001cm" svg:y="7.001cm">
            <text:p/>
          </draw:rect>
          <draw:rect draw:style-name="gr4" draw:text-style-name="P1" draw:layer="layout" svg:width="8.65cm" svg:height="0.4cm" svg:x="35.251cm" svg:y="7.001cm">
            <text:p/>
          </draw:rect>
        </draw:g>
        <draw:frame draw:style-name="gr1" draw:text-style-name="P1" draw:layer="layout" svg:width="42.9cm" svg:height="5.8cm" svg:x="1.001cm" svg:y="14.001cm">
          <draw:image xlink:href="Pictures/1000000000000272000000A7F9B36AC1.png" xlink:type="simple" xlink:show="embed" xlink:actuate="onLoad">
            <text:p/>
          </draw:image>
        </draw:frame>
        <draw:g>
          <draw:rect draw:style-name="gr2" draw:text-style-name="P1" draw:layer="layout" svg:width="21.45cm" svg:height="5.8cm" svg:x="1.001cm" svg:y="14.001cm">
            <text:p/>
          </draw:rect>
          <draw:rect draw:style-name="gr2" draw:text-style-name="P1" draw:layer="layout" svg:width="42.9cm" svg:height="5.8cm" svg:x="1.001cm" svg:y="14.001cm">
            <text:p/>
          </draw:rect>
          <draw:custom-shape draw:style-name="gr3" draw:text-style-name="P1" draw:layer="layout" svg:width="2.952cm" svg:height="2.95cm" svg:x="1.001cm" svg:y="16.851cm">
            <text:p/>
  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3.953cm" svg:y="17.8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11.953cm" svg:y="17.8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15.953cm" svg:y="17.8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24.953cm" svg:y="17.8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28.953cm" svg:y="17.8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36.953cm" svg:y="17.8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2.95cm" svg:height="2.95cm" svg:x="40.953cm" svg:y="16.851cm">
            <text:p/>
  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4" draw:text-style-name="P1" draw:layer="layout" svg:width="24.4cm" svg:height="0.4cm" svg:x="10.251cm" svg:y="14.001cm">
            <text:p/>
          </draw:rect>
          <draw:rect draw:style-name="gr4" draw:text-style-name="P1" draw:layer="layout" svg:width="8.65cm" svg:height="0.4cm" svg:x="1.001cm" svg:y="14.001cm">
            <text:p/>
          </draw:rect>
          <draw:rect draw:style-name="gr4" draw:text-style-name="P1" draw:layer="layout" svg:width="8.65cm" svg:height="0.4cm" svg:x="35.251cm" svg:y="14.001cm">
            <text:p/>
          </draw:rect>
        </draw:g>
        <draw:frame draw:style-name="gr1" draw:text-style-name="P1" draw:layer="layout" svg:width="42.9cm" svg:height="5.8cm" svg:x="1.002cm" svg:y="20.002cm">
          <draw:image xlink:href="Pictures/1000000000000272000000A7F9B36AC1.png" xlink:type="simple" xlink:show="embed" xlink:actuate="onLoad">
            <text:p/>
          </draw:image>
        </draw:frame>
        <draw:g>
          <draw:rect draw:style-name="gr2" draw:text-style-name="P1" draw:layer="layout" svg:width="21.45cm" svg:height="5.8cm" svg:x="1.002cm" svg:y="20.002cm">
            <text:p/>
          </draw:rect>
          <draw:rect draw:style-name="gr2" draw:text-style-name="P1" draw:layer="layout" svg:width="42.9cm" svg:height="5.8cm" svg:x="1.002cm" svg:y="20.002cm">
            <text:p/>
          </draw:rect>
          <draw:custom-shape draw:style-name="gr3" draw:text-style-name="P1" draw:layer="layout" svg:width="2.952cm" svg:height="2.95cm" svg:x="1.002cm" svg:y="22.852cm">
            <text:p/>
  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3.954cm" svg:y="23.8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11.954cm" svg:y="23.8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15.954cm" svg:y="23.8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24.954cm" svg:y="23.80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28.954cm" svg:y="23.80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36.954cm" svg:y="23.8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2.95cm" svg:height="2.95cm" svg:x="40.954cm" svg:y="22.852cm">
            <text:p/>
  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4" draw:text-style-name="P1" draw:layer="layout" svg:width="24.4cm" svg:height="0.4cm" svg:x="10.252cm" svg:y="20.002cm">
            <text:p/>
          </draw:rect>
          <draw:rect draw:style-name="gr4" draw:text-style-name="P1" draw:layer="layout" svg:width="8.65cm" svg:height="0.4cm" svg:x="1.002cm" svg:y="20.002cm">
            <text:p/>
          </draw:rect>
          <draw:rect draw:style-name="gr4" draw:text-style-name="P1" draw:layer="layout" svg:width="8.65cm" svg:height="0.4cm" svg:x="35.252cm" svg:y="20.002cm">
            <text:p/>
          </draw:rect>
        </draw:g>
        <draw:frame draw:style-name="gr1" draw:text-style-name="P1" draw:layer="layout" svg:width="42.9cm" svg:height="5.8cm" svg:x="1.001cm" svg:y="27.001cm">
          <draw:image xlink:href="Pictures/1000000000000272000000A7F9B36AC1.png" xlink:type="simple" xlink:show="embed" xlink:actuate="onLoad">
            <text:p/>
          </draw:image>
        </draw:frame>
        <draw:g>
          <draw:rect draw:style-name="gr2" draw:text-style-name="P1" draw:layer="layout" svg:width="21.45cm" svg:height="5.8cm" svg:x="1.001cm" svg:y="27.001cm">
            <text:p/>
          </draw:rect>
          <draw:rect draw:style-name="gr2" draw:text-style-name="P1" draw:layer="layout" svg:width="42.9cm" svg:height="5.8cm" svg:x="1.001cm" svg:y="27.001cm">
            <text:p/>
          </draw:rect>
          <draw:custom-shape draw:style-name="gr3" draw:text-style-name="P1" draw:layer="layout" svg:width="2.952cm" svg:height="2.95cm" svg:x="1.001cm" svg:y="29.851cm">
            <text:p/>
  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3.953cm" svg:y="30.8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11.953cm" svg:y="30.8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15.953cm" svg:y="30.8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24.953cm" svg:y="30.8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28.953cm" svg:y="30.8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36.953cm" svg:y="30.8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2.95cm" svg:height="2.95cm" svg:x="40.953cm" svg:y="29.851cm">
            <text:p/>
  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4" draw:text-style-name="P1" draw:layer="layout" svg:width="24.4cm" svg:height="0.4cm" svg:x="10.251cm" svg:y="27.001cm">
            <text:p/>
          </draw:rect>
          <draw:rect draw:style-name="gr4" draw:text-style-name="P1" draw:layer="layout" svg:width="8.65cm" svg:height="0.4cm" svg:x="1.001cm" svg:y="27.001cm">
            <text:p/>
          </draw:rect>
          <draw:rect draw:style-name="gr4" draw:text-style-name="P1" draw:layer="layout" svg:width="8.65cm" svg:height="0.4cm" svg:x="35.251cm" svg:y="27.001cm">
            <text:p/>
          </draw:rect>
        </draw:g>
        <draw:frame draw:style-name="gr1" draw:text-style-name="P1" draw:layer="layout" svg:width="42.9cm" svg:height="5.8cm" svg:x="1.002cm" svg:y="33.002cm">
          <draw:image xlink:href="Pictures/1000000000000272000000A7F9B36AC1.png" xlink:type="simple" xlink:show="embed" xlink:actuate="onLoad">
            <text:p/>
          </draw:image>
        </draw:frame>
        <draw:g>
          <draw:rect draw:style-name="gr2" draw:text-style-name="P1" draw:layer="layout" svg:width="21.45cm" svg:height="5.8cm" svg:x="1.002cm" svg:y="33.002cm">
            <text:p/>
          </draw:rect>
          <draw:rect draw:style-name="gr2" draw:text-style-name="P1" draw:layer="layout" svg:width="42.9cm" svg:height="5.8cm" svg:x="1.002cm" svg:y="33.002cm">
            <text:p/>
          </draw:rect>
          <draw:custom-shape draw:style-name="gr3" draw:text-style-name="P1" draw:layer="layout" svg:width="2.952cm" svg:height="2.95cm" svg:x="1.002cm" svg:y="35.852cm">
            <text:p/>
  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3.954cm" svg:y="36.8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11.954cm" svg:y="36.8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15.954cm" svg:y="36.8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24.954cm" svg:y="36.80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28.954cm" svg:y="36.80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36.954cm" svg:y="36.8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2.95cm" svg:height="2.95cm" svg:x="40.954cm" svg:y="35.852cm">
            <text:p/>
  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4" draw:text-style-name="P1" draw:layer="layout" svg:width="24.4cm" svg:height="0.4cm" svg:x="10.252cm" svg:y="33.002cm">
            <text:p/>
          </draw:rect>
          <draw:rect draw:style-name="gr4" draw:text-style-name="P1" draw:layer="layout" svg:width="8.65cm" svg:height="0.4cm" svg:x="1.002cm" svg:y="33.002cm">
            <text:p/>
          </draw:rect>
          <draw:rect draw:style-name="gr4" draw:text-style-name="P1" draw:layer="layout" svg:width="8.65cm" svg:height="0.4cm" svg:x="35.252cm" svg:y="33.002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90_20_Degrees" draw:display-name="Black 90 Degrees" draw:style="single" draw:color="#000000" draw:distance="0.102cm" draw:rotation="900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irka Dell'Oro-Friedl</meta:initial-creator>
    <meta:creation-date>2020-03-10T16:50:45.97</meta:creation-date>
    <dc:date>2020-03-10T22:09:27.65</dc:date>
    <dc:creator>Jirka Dell'Oro-Friedl</dc:creator>
    <meta:editing-duration>PT50M45S</meta:editing-duration>
    <meta:editing-cycles>3</meta:editing-cycles>
    <meta:generator>OpenOffice/4.1.5$Win32 OpenOffice.org_project/415m1$Build-9789</meta:generator>
    <meta:document-statistic meta:object-count="90"/>
  </office:meta>
</office:document-meta>
</file>